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eamResult.getSystem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eamResult.getOut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eamResult.setSystemId( String 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eamResult.StreamResult( OutputStream output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eamResult.StreamResult( Writer 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eamResult.getWr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eamResult.StreamResult( String 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eamResult.setWriter( Writer 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eamResult.setOutputStream( OutputStream output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eamResult.setSystemId( File f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treamResult.StreamResult( File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eamResult.StreamRes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